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3" draw:layer="layout" svg:width="4cm" svg:height="1.5cm" svg:x="2.5cm" svg:y="6cm">
          <text:p text:style-name="P1">InitGame</text:p>
        </draw:rect>
        <draw:rect draw:style-name="gr1" draw:text-style-name="P2" draw:id="id4" draw:layer="layout" svg:width="3.5cm" svg:height="1cm" svg:x="3cm" svg:y="8cm">
          <text:p text:style-name="P1">DropPiece</text:p>
        </draw:rect>
        <draw:rect draw:style-name="gr1" draw:text-style-name="P2" draw:id="id6" draw:layer="layout" svg:width="6.5cm" svg:height="1.5cm" svg:x="2.5cm" svg:y="12.5cm">
          <text:p text:style-name="P1">RemoveLines</text:p>
        </draw:rect>
        <draw:rect draw:style-name="gr1" draw:text-style-name="P2" draw:id="id7" draw:layer="layout" svg:width="4cm" svg:height="1.5cm" svg:x="2.5cm" svg:y="18cm">
          <text:p text:style-name="P1">GameOver</text:p>
        </draw:rect>
        <draw:rect draw:style-name="gr1" draw:text-style-name="P2" draw:id="id5" draw:layer="layout" svg:width="7.5cm" svg:height="1cm" svg:x="2.5cm" svg:y="10.5cm">
          <text:p text:style-name="P1">LinesRemoveAnimation</text:p>
        </draw:rect>
        <draw:frame draw:style-name="gr2" draw:layer="layout" svg:width="12.419cm" svg:height="0.963cm" svg:x="7.5cm" svg:y="6.5cm">
          <draw:text-box>
            <text:p text:style-name="P3">Clean the board, reset stats, get first piece</text:p>
          </draw:text-box>
        </draw:frame>
        <draw:frame draw:style-name="gr3" draw:text-style-name="P3" draw:layer="layout" svg:width="12.5cm" svg:height="1.75cm" svg:x="6.5cm" svg:y="5.5cm">
          <draw:text-box>
            <text:p text:style-name="P3"/>
          </draw:text-box>
        </draw:frame>
        <draw:frame draw:style-name="gr2" draw:layer="layout" svg:width="13.676cm" svg:height="1.675cm" svg:x="7.5cm" svg:y="8cm">
          <draw:text-box>
            <text:p text:style-name="P3">Drop the piece until it collides with the board,</text:p>
            <text:p text:style-name="P3">gets line to be removed and move to animation</text:p>
          </draw:text-box>
        </draw:frame>
        <draw:frame draw:style-name="gr4" draw:text-style-name="P3" draw:layer="layout" svg:width="0.5cm" svg:height="0.963cm" svg:x="10.5cm" svg:y="8cm">
          <draw:text-box>
            <text:p text:style-name="P3"/>
          </draw:text-box>
        </draw:frame>
        <draw:frame draw:style-name="gr2" draw:layer="layout" svg:width="9.87cm" svg:height="1.675cm" svg:x="9.5cm" svg:y="12.5cm">
          <draw:text-box>
            <text:p text:style-name="P3">Remove lines from board and get</text:p>
            <text:p text:style-name="P3">back to DropPiece</text:p>
          </draw:text-box>
        </draw:frame>
        <draw:frame draw:style-name="gr2" draw:layer="layout" svg:width="9.583cm" svg:height="1.675cm" svg:x="10.5cm" svg:y="10.5cm">
          <draw:text-box>
            <text:p text:style-name="P3">Removing lines animation, block</text:p>
            <text:p text:style-name="P3">input and drop down</text:p>
          </draw:text-box>
        </draw:frame>
        <draw:frame draw:style-name="gr2" draw:layer="layout" svg:width="13.155cm" svg:height="1.675cm" svg:x="7.5cm" svg:y="18.325cm">
          <draw:text-box>
            <text:p text:style-name="P3">Display Game Over, ask to restart or go back</text:p>
            <text:p text:style-name="P3">to title screen</text:p>
          </draw:text-box>
        </draw:frame>
        <draw:rect draw:style-name="gr1" draw:text-style-name="P2" draw:id="id2" draw:layer="layout" svg:width="4cm" svg:height="1.5cm" svg:x="2.5cm" svg:y="4cm">
          <text:p text:style-name="P1">Setup</text:p>
        </draw:rect>
        <draw:frame draw:style-name="gr2" draw:layer="layout" svg:width="10.366cm" svg:height="0.963cm" svg:x="7.134cm" svg:y="4.5cm">
          <draw:text-box>
            <text:p text:style-name="P3">Setup start level, music, game type</text:p>
          </draw:text-box>
        </draw:frame>
        <draw:rect draw:style-name="gr1" draw:text-style-name="P2" draw:id="id1" draw:layer="layout" svg:width="4cm" svg:height="1.5cm" svg:x="2.5cm" svg:y="2cm">
          <text:p text:style-name="P1">TitleScreen</text:p>
        </draw:rect>
        <draw:frame draw:style-name="gr2" draw:layer="layout" svg:width="5.315cm" svg:height="0.963cm" svg:x="7.5cm" svg:y="2.037cm">
          <draw:text-box>
            <text:p text:style-name="P3">Show title screen</text:p>
          </draw:text-box>
        </draw:frame>
        <draw:connector draw:style-name="gr5" draw:text-style-name="P2" draw:layer="layout" svg:x1="2.5cm" svg:y1="2.75cm" svg:x2="2.5cm" svg:y2="4.75cm" draw:start-shape="id1" draw:start-glue-point="3" draw:end-shape="id2" draw:end-glue-point="3" svg:d="m2500 2750h-500v2000h500">
          <text:p text:style-name="P3"/>
        </draw:connector>
        <draw:connector draw:style-name="gr5" draw:text-style-name="P2" draw:layer="layout" svg:x1="2.5cm" svg:y1="4.75cm" svg:x2="2.5cm" svg:y2="6.75cm" draw:start-shape="id2" draw:start-glue-point="3" draw:end-shape="id3" draw:end-glue-point="3" svg:d="m2500 4750h-500v2000h500">
          <text:p text:style-name="P3"/>
        </draw:connector>
        <draw:connector draw:style-name="gr5" draw:text-style-name="P2" draw:layer="layout" svg:x1="2.5cm" svg:y1="6.75cm" svg:x2="3cm" svg:y2="8.5cm" draw:start-shape="id3" draw:start-glue-point="3" draw:end-shape="id4" draw:end-glue-point="3" svg:d="m2500 6750h-500v1750h1000">
          <text:p text:style-name="P3"/>
        </draw:connector>
        <draw:connector draw:style-name="gr5" draw:text-style-name="P2" draw:layer="layout" svg:x1="3cm" svg:y1="8.5cm" svg:x2="6.25cm" svg:y2="10.5cm" draw:start-shape="id4" draw:start-glue-point="3" draw:end-shape="id5" draw:end-glue-point="0" svg:d="m3000 8500h-500v1250h3750v750">
          <text:p text:style-name="P3"/>
        </draw:connector>
        <draw:connector draw:style-name="gr5" draw:text-style-name="P2" draw:layer="layout" svg:x1="6.25cm" svg:y1="11.5cm" svg:x2="5.75cm" svg:y2="12.5cm" draw:start-shape="id5" draw:start-glue-point="2" draw:end-shape="id6" svg:d="m6250 11500v500h-500v500">
          <text:p text:style-name="P3"/>
        </draw:connector>
        <draw:rect draw:style-name="gr1" draw:text-style-name="P2" draw:layer="layout" svg:width="4cm" svg:height="1.5cm" svg:x="3cm" svg:y="20cm">
          <text:p text:style-name="P1">Pause</text:p>
        </draw:rect>
        <draw:frame draw:style-name="gr2" draw:layer="layout" svg:width="13.21cm" svg:height="1.675cm" svg:x="7.5cm" svg:y="20.5cm">
          <draw:text-box>
            <text:p text:style-name="P3">Pause the game, allow to return to titlescreen</text:p>
            <text:p text:style-name="P3">or exit</text:p>
          </draw:text-box>
        </draw:frame>
        <draw:connector draw:style-name="gr5" draw:text-style-name="P2" draw:layer="layout" draw:line-skew="4.75cm -0.5cm" svg:x1="4.5cm" svg:y1="18cm" svg:x2="2.5cm" svg:y2="6.75cm" draw:start-shape="id7" draw:start-glue-point="0" draw:end-shape="id3" draw:end-glue-point="3" svg:d="m4500 18000v-500h-3000v-10750h1000">
          <text:p text:style-name="P3"/>
        </draw:connector>
        <draw:rect draw:style-name="gr1" draw:text-style-name="P2" draw:id="id8" draw:layer="layout" svg:width="6cm" svg:height="1.5cm" svg:x="2.5cm" svg:y="15cm">
          <text:p text:style-name="P1">SetNextPiece</text:p>
        </draw:rect>
        <draw:connector draw:style-name="gr5" draw:text-style-name="P2" draw:layer="layout" svg:x1="5.75cm" svg:y1="14cm" svg:x2="5.5cm" svg:y2="15cm" draw:start-shape="id6" draw:start-glue-point="2" draw:end-shape="id8" draw:end-glue-point="0" svg:d="m5750 14000v500h-250v500">
          <text:p text:style-name="P3"/>
        </draw:connector>
        <draw:frame draw:style-name="gr2" draw:layer="layout" svg:width="12.258cm" svg:height="0.963cm" svg:x="9cm" svg:y="15cm">
          <draw:text-box>
            <text:p text:style-name="P3">Set next piece, if can't move it, game over</text:p>
          </draw:text-box>
        </draw:frame>
        <draw:connector draw:style-name="gr5" draw:text-style-name="P2" draw:layer="layout" svg:x1="2.5cm" svg:y1="15.75cm" svg:x2="3cm" svg:y2="8.5cm" draw:start-shape="id8" draw:start-glue-point="3" draw:end-shape="id4" draw:end-glue-point="3" svg:d="m2500 15750h-500v-7250h1000">
          <text:p text:style-name="P3"/>
        </draw:connector>
        <draw:connector draw:style-name="gr5" draw:text-style-name="P2" draw:layer="layout" svg:x1="8.5cm" svg:y1="15.75cm" svg:x2="8.5cm" svg:y2="15.75cm" draw:start-shape="id8" draw:start-glue-point="1" draw:end-shape="id8" svg:d="m8500 15750">
          <text:p text:style-name="P3"/>
        </draw:connector>
        <draw:connector draw:style-name="gr5" draw:text-style-name="P2" draw:layer="layout" svg:x1="5.5cm" svg:y1="16.5cm" svg:x2="4.5cm" svg:y2="18cm" draw:start-shape="id8" draw:start-glue-point="2" draw:end-shape="id7" draw:end-glue-point="0" svg:d="m5500 16500v750h-1000v75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01-23T16:10:42</meta:creation-date>
    <dc:date>2009-01-23T19:01:32</dc:date>
    <meta:editing-cycles>2</meta:editing-cycles>
    <meta:editing-duration>PT2H20M3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